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NTPGroup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GroupImpl.getNumberOfArtic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GroupImpl.getLastArticl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GroupImp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GroupImpl.collectArticleRangeInfo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NTPGroupImpl.getListNewsgroups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NTPGroupImpl.isPos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GroupImpl.NNTPGroupImpl( Fil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GroupImpl.getArticlesSince( Date d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NTPGroupImpl.addArticle( InputStream newsStrea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NNTPGroupImpl.getFirstArticl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GroupImpl.getArticle( int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GroupImpl.getListForm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NTPGroupImpl.getArtic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